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Adapter.getConform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setPar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ge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getAmend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setAmendmen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setConformanc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Adapter.PDFAAdapter( Metadata meta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